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nema/Teatro</text:p>
      <text:list xml:id="list3169347885890535835" text:style-name="L1">
        <text:list-item>
          <text:p text:style-name="P2">Criar documento de ata de reunião</text:p>
        </text:list-item>
        <text:list-item>
          <text:p text:style-name="P2">Criar cadastro de usuário</text:p>
        </text:list-item>
        <text:list-item>
          <text:p text:style-name="P2">Adaptar o documento do EOR para o projeto</text:p>
        </text:list-item>
        <text:list-item>
          <text:p text:style-name="P2">Definir papéis dentro do projeto</text:p>
        </text:list-item>
        <text:list-item>
          <text:p text:style-name="P2">Documento p/ relatório de defeito/bug</text:p>
        </text:list-item>
        <text:list-item>
          <text:p text:style-name="P2">Recuperar senha, enviar email JavaMail</text:p>
        </text:list-item>
        <text:list-item>
          <text:p text:style-name="P2">Validação de email e cpf</text:p>
        </text:list-item>
        <text:list-item>
          <text:p text:style-name="P2">Criptografia da senha ! Qual algoritmo?</text:p>
        </text:list-item>
        <text:list-item>
          <text:p text:style-name="P2">Usar login com facebook/google</text:p>
        </text:list-item>
        <text:list-item>
          <text:p text:style-name="P2">Relizar pagamento (Pagamento via cartão de crédito,boleto,paypal,transferência bancária).</text:p>
        </text:list-item>
        <text:list-item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8M26S</meta:editing-duration>
    <meta:editing-cycles>7</meta:editing-cycles>
    <meta:generator>OpenOffice/4.1.1$Win32 OpenOffice.org_project/411m6$Build-9775</meta:generator>
    <dc:date>2015-03-29T00:18:38.30</dc:date>
    <dc:creator>Daniel de Oliveira Vasconcelos</dc:creator>
    <meta:document-statistic meta:table-count="0" meta:image-count="0" meta:object-count="0" meta:page-count="1" meta:paragraph-count="11" meta:word-count="67" meta:character-count="411"/>
    <meta:user-defined meta:name="Info 1"/>
    <meta:user-defined meta:name="Info 2"/>
    <meta:user-defined meta:name="Info 3"/>
    <meta:user-defined meta:name="Info 4"/>
  </office:meta>
</office:document-meta>
</file>